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85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53.77pt" svg:height="254.75pt" svg:x="329.1pt" svg:y="99.01pt">
            <loext:p draw:notify-on-update-of-ranges="sum_sum.C1:sum_sum.C100 sum_sum.D1:sum_sum.D100 sum_sum.C1:sum_sum.C100 sum_sum.E1:sum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40.998215582089" calcext:value-type="float">
            <text:p>40.99821558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35.571167794482" calcext:value-type="float">
            <text:p>35.5711677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35.432169278019" calcext:value-type="float">
            <text:p>35.432169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36.036017726618" calcext:value-type="float">
            <text:p>36.03601772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8.846715060926" calcext:value-type="float">
            <text:p>38.8467150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40.667997312521" calcext:value-type="float">
            <text:p>40.6679973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37.528601099718" calcext:value-type="float">
            <text:p>37.5286010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44.560763316225" calcext:value-type="float">
            <text:p>44.5607633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43.018583347964" calcext:value-type="float">
            <text:p>43.0185833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40.511898901778" calcext:value-type="float">
            <text:p>40.51189890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44.046731434509" calcext:value-type="float">
            <text:p>44.04673143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39.163329737804" calcext:value-type="float">
            <text:p>39.16332973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37.947406932413" calcext:value-type="float">
            <text:p>37.9474069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39.099435193364" calcext:value-type="float">
            <text:p>39.09943519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41.295894830696" calcext:value-type="float">
            <text:p>41.29589483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43.997634674647" calcext:value-type="float">
            <text:p>43.99763467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42.336485767219" calcext:value-type="float">
            <text:p>42.33648576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43.521878391867" calcext:value-type="float">
            <text:p>43.52187839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36.214287350327" calcext:value-type="float">
            <text:p>36.21428735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98" calcext:value-type="float">
            <text:p>12898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02.90996443893" calcext:value-type="float">
            <text:p>102.9099644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568" calcext:value-type="float">
            <text:p>1356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29.281519116954" calcext:value-type="float">
            <text:p>29.2815191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032" calcext:value-type="float">
            <text:p>1403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28.077858804736" calcext:value-type="float">
            <text:p>28.07785880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96" calcext:value-type="float">
            <text:p>1449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29.075929257418" calcext:value-type="float">
            <text:p>29.07592925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960" calcext:value-type="float">
            <text:p>1496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31.035575280796" calcext:value-type="float">
            <text:p>31.03557528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424" calcext:value-type="float">
            <text:p>1542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30.453180358248" calcext:value-type="float">
            <text:p>30.4531803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888" calcext:value-type="float">
            <text:p>1588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28.357339804603" calcext:value-type="float">
            <text:p>28.35733980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352" calcext:value-type="float">
            <text:p>1635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31.798372638633" calcext:value-type="float">
            <text:p>31.79837263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816" calcext:value-type="float">
            <text:p>1681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30.81538634318" calcext:value-type="float">
            <text:p>30.81538634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280" calcext:value-type="float">
            <text:p>1728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31.003443492695" calcext:value-type="float">
            <text:p>31.0034434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762" calcext:value-type="float">
            <text:p>1876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30.416122561478" calcext:value-type="float">
            <text:p>30.41612256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228" calcext:value-type="float">
            <text:p>1922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28.447530996369" calcext:value-type="float">
            <text:p>28.4475309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692" calcext:value-type="float">
            <text:p>1969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29.633534635631" calcext:value-type="float">
            <text:p>29.63353463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56" calcext:value-type="float">
            <text:p>2015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0.96031538527" calcext:value-type="float">
            <text:p>30.96031538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620" calcext:value-type="float">
            <text:p>2062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30.962138205174" calcext:value-type="float">
            <text:p>30.96213820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084" calcext:value-type="float">
            <text:p>2108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27.733696284782" calcext:value-type="float">
            <text:p>27.73369628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548" calcext:value-type="float">
            <text:p>2154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31.305265549588" calcext:value-type="float">
            <text:p>31.30526554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012" calcext:value-type="float">
            <text:p>2201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31.529938051052" calcext:value-type="float">
            <text:p>31.52993805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476" calcext:value-type="float">
            <text:p>2247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0.408076082909" calcext:value-type="float">
            <text:p>30.4080760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940" calcext:value-type="float">
            <text:p>2294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31.119332512429" calcext:value-type="float">
            <text:p>31.1193325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404" calcext:value-type="float">
            <text:p>2340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30.100125780259" calcext:value-type="float">
            <text:p>30.10012578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857" calcext:value-type="float">
            <text:p>2585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29.39116407447" calcext:value-type="float">
            <text:p>29.39116407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082" calcext:value-type="float">
            <text:p>2708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31.92085469789" calcext:value-type="float">
            <text:p>31.92085469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546" calcext:value-type="float">
            <text:p>2754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31.469640975363" calcext:value-type="float">
            <text:p>31.46964097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010" calcext:value-type="float">
            <text:p>2801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30.033266756735" calcext:value-type="float">
            <text:p>30.03326675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474" calcext:value-type="float">
            <text:p>2847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30.034721839892" calcext:value-type="float">
            <text:p>30.03472183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938" calcext:value-type="float">
            <text:p>2893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29.634638444521" calcext:value-type="float">
            <text:p>29.63463844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402" calcext:value-type="float">
            <text:p>2940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31.945964287895" calcext:value-type="float">
            <text:p>31.94596428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866" calcext:value-type="float">
            <text:p>2986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26.736588200339" calcext:value-type="float">
            <text:p>26.73658820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330" calcext:value-type="float">
            <text:p>3033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32.245572448747" calcext:value-type="float">
            <text:p>32.24557244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794" calcext:value-type="float">
            <text:p>3079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30.836052157365" calcext:value-type="float">
            <text:p>30.83605215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258" calcext:value-type="float">
            <text:p>3125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28.184718347217" calcext:value-type="float">
            <text:p>28.18471834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722" calcext:value-type="float">
            <text:p>3172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28.969249572084" calcext:value-type="float">
            <text:p>28.9692495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186" calcext:value-type="float">
            <text:p>3218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28.843350557402" calcext:value-type="float">
            <text:p>28.84335055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650" calcext:value-type="float">
            <text:p>3265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30.562591104197" calcext:value-type="float">
            <text:p>30.56259110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114" calcext:value-type="float">
            <text:p>3311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29.382255193404" calcext:value-type="float">
            <text:p>29.38225519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578" calcext:value-type="float">
            <text:p>3357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30.448348157421" calcext:value-type="float">
            <text:p>30.44834815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042" calcext:value-type="float">
            <text:p>3404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29.653664613875" calcext:value-type="float">
            <text:p>29.65366461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506" calcext:value-type="float">
            <text:p>3450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29.84053146837" calcext:value-type="float">
            <text:p>29.84053146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970" calcext:value-type="float">
            <text:p>3497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29.115327728533" calcext:value-type="float">
            <text:p>29.1153277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486" calcext:value-type="float">
            <text:p>3648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29.892411879471" calcext:value-type="float">
            <text:p>29.8924118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980" calcext:value-type="float">
            <text:p>3698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30.243719704405" calcext:value-type="float">
            <text:p>30.24371970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444" calcext:value-type="float">
            <text:p>3744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30.537155716505" calcext:value-type="float">
            <text:p>30.53715571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908" calcext:value-type="float">
            <text:p>3790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31.037128549581" calcext:value-type="float">
            <text:p>31.03712854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372" calcext:value-type="float">
            <text:p>3837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29.187627537519" calcext:value-type="float">
            <text:p>29.1876275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836" calcext:value-type="float">
            <text:p>3883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0.361482950213" calcext:value-type="float">
            <text:p>30.36148295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300" calcext:value-type="float">
            <text:p>3930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30.861212236878" calcext:value-type="float">
            <text:p>30.86121223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764" calcext:value-type="float">
            <text:p>3976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27.798246772236" calcext:value-type="float">
            <text:p>27.7982467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228" calcext:value-type="float">
            <text:p>4022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0.602440220555" calcext:value-type="float">
            <text:p>30.60244022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92" calcext:value-type="float">
            <text:p>4069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25.525773389931" calcext:value-type="float">
            <text:p>25.5257733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156" calcext:value-type="float">
            <text:p>4115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28.50672158537" calcext:value-type="float">
            <text:p>28.50672158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620" calcext:value-type="float">
            <text:p>4162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27.621969842713" calcext:value-type="float">
            <text:p>27.62196984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084" calcext:value-type="float">
            <text:p>4208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3.975917850958" calcext:value-type="float">
            <text:p>33.9759178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548" calcext:value-type="float">
            <text:p>4254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29.400800246449" calcext:value-type="float">
            <text:p>29.40080024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012" calcext:value-type="float">
            <text:p>4301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29.229074932971" calcext:value-type="float">
            <text:p>29.2290749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476" calcext:value-type="float">
            <text:p>4347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0.769830562008" calcext:value-type="float">
            <text:p>30.7698305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940" calcext:value-type="float">
            <text:p>4394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31.301991944345" calcext:value-type="float">
            <text:p>31.3019919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404" calcext:value-type="float">
            <text:p>4440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30.43053062396" calcext:value-type="float">
            <text:p>30.4305306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868" calcext:value-type="float">
            <text:p>4486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30.430322561472" calcext:value-type="float">
            <text:p>30.43032256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32" calcext:value-type="float">
            <text:p>4533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29.285474755827" calcext:value-type="float">
            <text:p>29.28547475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796" calcext:value-type="float">
            <text:p>4579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29.160729294463" calcext:value-type="float">
            <text:p>29.1607292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260" calcext:value-type="float">
            <text:p>4626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31.793915807147" calcext:value-type="float">
            <text:p>31.79391580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515" calcext:value-type="float">
            <text:p>4851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30.012081012299" calcext:value-type="float">
            <text:p>30.0120810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740" calcext:value-type="float">
            <text:p>4974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28.193276802873" calcext:value-type="float">
            <text:p>28.19327680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204" calcext:value-type="float">
            <text:p>5020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1.515414349691" calcext:value-type="float">
            <text:p>31.51541434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668" calcext:value-type="float">
            <text:p>5066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28.61300580927" calcext:value-type="float">
            <text:p>28.6130058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132" calcext:value-type="float">
            <text:p>5113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30.893979422328" calcext:value-type="float">
            <text:p>30.89397942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596" calcext:value-type="float">
            <text:p>5159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30.664959762272" calcext:value-type="float">
            <text:p>30.66495976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060" calcext:value-type="float">
            <text:p>5206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30.564475488898" calcext:value-type="float">
            <text:p>30.56447548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524" calcext:value-type="float">
            <text:p>5252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31.121470546896" calcext:value-type="float">
            <text:p>31.1214705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046" calcext:value-type="float">
            <text:p>5404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28.627556960044" calcext:value-type="float">
            <text:p>28.627556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512" calcext:value-type="float">
            <text:p>5451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29.78561282057" calcext:value-type="float">
            <text:p>29.78561282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976" calcext:value-type="float">
            <text:p>5497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30.499780455668" calcext:value-type="float">
            <text:p>30.49978045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440" calcext:value-type="float">
            <text:p>5544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29.956841254666" calcext:value-type="float">
            <text:p>29.9568412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904" calcext:value-type="float">
            <text:p>5590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27.801088398523" calcext:value-type="float">
            <text:p>27.80108839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368" calcext:value-type="float">
            <text:p>5636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29.601011688209" calcext:value-type="float">
            <text:p>29.60101168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832" calcext:value-type="float">
            <text:p>5683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0.882505639621" calcext:value-type="float">
            <text:p>30.88250563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296" calcext:value-type="float">
            <text:p>5729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29.941427208118" calcext:value-type="float">
            <text:p>29.94142720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760" calcext:value-type="float">
            <text:p>5776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30.513987954405" calcext:value-type="float">
            <text:p>30.5139879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224" calcext:value-type="float">
            <text:p>5822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30.482995643251" calcext:value-type="float">
            <text:p>30.48299564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688" calcext:value-type="float">
            <text:p>5868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29.85340899637" calcext:value-type="float">
            <text:p>29.8534089964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6:20:53.817844257</dc:date>
    <meta:editing-duration>PT1M28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title svg:x="5.638cm" svg:y="0.314cm" chart:style-name="ch2">
          <text:p>Total energy generation</text:p>
        </chart:title>
        <chart:subtitle svg:x="5.122cm" svg:y="1.284cm" chart:style-name="ch3">
          <text:p>system overview - 3 ieds, 2 rtus</text:p>
        </chart:subtitle>
        <chart:legend chart:legend-position="end" svg:x="13.123cm" svg:y="3.919cm" style:legend-expansion="high" chart:style-name="ch4"/>
        <chart:plot-area chart:style-name="ch5" table:cell-range-address="sum_sum.C1:sum_sum.E100" chart:data-source-has-labels="row" svg:x="0.32cm" svg:y="2.15cm" svg:width="12.483cm" svg:height="6.659cm">
          <chartooo:coordinate-region svg:x="0.994cm" svg:y="2.363cm" svg:width="11.278cm" svg:height="5.77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sum.D1:sum_sum.D100" loext:label-string="sum" chart:class="chart:scatter">
            <chart:domain table:cell-range-address="sum_sum.C1:sum_sum.C100"/>
            <chart:data-point chart:repeated="100"/>
          </chart:series>
          <chart:series chart:style-name="ch9" chart:values-cell-range-address="sum_sum.E1:sum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40.998215582089">
                <text:p>40.998215582089</text:p>
                <draw:g>
                  <svg:desc>sum_sum.D1:sum_sum.D100</svg:desc>
                </draw:g>
              </table:table-cell>
              <table:table-cell office:value-type="float" office:value="100">
                <text:p>100</text:p>
                <draw:g>
                  <svg:desc>sum_sum.E1:sum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35.571167794482">
                <text:p>35.571167794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35.432169278019">
                <text:p>35.4321692780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36.036017726618">
                <text:p>36.036017726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8.846715060926">
                <text:p>38.846715060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0.667997312521">
                <text:p>40.667997312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7.528601099718">
                <text:p>37.528601099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4.560763316225">
                <text:p>44.560763316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43.018583347964">
                <text:p>43.018583347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40.511898901778">
                <text:p>40.511898901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44.046731434509">
                <text:p>44.046731434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9.163329737804">
                <text:p>39.163329737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37.947406932413">
                <text:p>37.947406932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39.099435193364">
                <text:p>39.099435193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41.295894830696">
                <text:p>41.295894830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3.997634674647">
                <text:p>43.997634674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42.336485767219">
                <text:p>42.336485767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43.521878391867">
                <text:p>43.521878391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6.214287350327">
                <text:p>36.214287350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02.90996443893">
                <text:p>102.90996443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29.281519116954">
                <text:p>29.281519116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28.077858804736">
                <text:p>28.077858804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29.075929257418">
                <text:p>29.075929257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31.035575280796">
                <text:p>31.035575280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30.453180358248">
                <text:p>30.453180358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28.357339804603">
                <text:p>28.357339804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31.798372638633">
                <text:p>31.798372638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30.81538634318">
                <text:p>30.81538634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31.003443492695">
                <text:p>31.003443492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30.416122561478">
                <text:p>30.416122561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28.447530996369">
                <text:p>28.447530996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29.633534635631">
                <text:p>29.633534635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0.96031538527">
                <text:p>30.96031538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30.962138205174">
                <text:p>30.962138205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27.733696284782">
                <text:p>27.733696284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1.305265549588">
                <text:p>31.305265549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1.529938051052">
                <text:p>31.529938051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0.408076082909">
                <text:p>30.408076082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31.119332512429">
                <text:p>31.119332512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30.100125780259">
                <text:p>30.100125780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29.39116407447">
                <text:p>29.39116407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31.92085469789">
                <text:p>31.92085469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1.469640975363">
                <text:p>31.469640975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30.033266756735">
                <text:p>30.033266756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30.034721839892">
                <text:p>30.034721839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29.634638444521">
                <text:p>29.634638444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1.945964287895">
                <text:p>31.945964287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26.736588200339">
                <text:p>26.736588200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32.245572448747">
                <text:p>32.245572448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30.836052157365">
                <text:p>30.836052157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28.184718347217">
                <text:p>28.184718347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28.969249572084">
                <text:p>28.9692495720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28.843350557402">
                <text:p>28.843350557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0.562591104197">
                <text:p>30.562591104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29.382255193404">
                <text:p>29.382255193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0.448348157421">
                <text:p>30.448348157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29.653664613875">
                <text:p>29.653664613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29.84053146837">
                <text:p>29.84053146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29.115327728533">
                <text:p>29.115327728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29.892411879471">
                <text:p>29.892411879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0.243719704405">
                <text:p>30.243719704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30.537155716505">
                <text:p>30.537155716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1.037128549581">
                <text:p>31.037128549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29.187627537519">
                <text:p>29.187627537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0.361482950213">
                <text:p>30.361482950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30.861212236878">
                <text:p>30.861212236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27.798246772236">
                <text:p>27.798246772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0.602440220555">
                <text:p>30.602440220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25.525773389931">
                <text:p>25.525773389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28.50672158537">
                <text:p>28.50672158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27.621969842713">
                <text:p>27.621969842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3.975917850958">
                <text:p>33.975917850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29.400800246449">
                <text:p>29.400800246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29.229074932971">
                <text:p>29.229074932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0.769830562008">
                <text:p>30.769830562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1.301991944345">
                <text:p>31.301991944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30.43053062396">
                <text:p>30.43053062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30.430322561472">
                <text:p>30.430322561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29.285474755827">
                <text:p>29.285474755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29.160729294463">
                <text:p>29.160729294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31.793915807147">
                <text:p>31.793915807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30.012081012299">
                <text:p>30.012081012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28.193276802873">
                <text:p>28.193276802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1.515414349691">
                <text:p>31.515414349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28.61300580927">
                <text:p>28.61300580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0.893979422328">
                <text:p>30.893979422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30.664959762272">
                <text:p>30.664959762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30.564475488898">
                <text:p>30.564475488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31.121470546896">
                <text:p>31.121470546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28.627556960044">
                <text:p>28.627556960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29.78561282057">
                <text:p>29.78561282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30.499780455668">
                <text:p>30.499780455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29.956841254666">
                <text:p>29.956841254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27.801088398523">
                <text:p>27.801088398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29.601011688209">
                <text:p>29.601011688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0.882505639621">
                <text:p>30.882505639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29.941427208118">
                <text:p>29.941427208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30.513987954405">
                <text:p>30.513987954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30.482995643251">
                <text:p>30.482995643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29.85340899637">
                <text:p>29.8534089963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